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3881" officeooo:paragraph-rsid="00003881"/>
    </style:style>
    <style:style style:name="P2" style:family="paragraph" style:parent-style-name="Title">
      <style:text-properties officeooo:rsid="00003881" officeooo:paragraph-rsid="00003881"/>
    </style:style>
    <style:style style:name="P3" style:family="paragraph" style:parent-style-name="Text_20_body">
      <style:text-properties officeooo:rsid="0002acd2" officeooo:paragraph-rsid="0002acd2"/>
    </style:style>
    <style:style style:name="P4" style:family="paragraph" style:parent-style-name="Text_20_body">
      <style:text-properties officeooo:rsid="00059970" officeooo:paragraph-rsid="00059970"/>
    </style:style>
    <style:style style:name="P5" style:family="paragraph" style:parent-style-name="Text_20_body">
      <style:text-properties officeooo:rsid="00083e05" officeooo:paragraph-rsid="00083e05"/>
    </style:style>
    <style:style style:name="P6" style:family="paragraph" style:parent-style-name="Text_20_body">
      <style:text-properties officeooo:rsid="000e02d1" officeooo:paragraph-rsid="000e02d1"/>
    </style:style>
    <style:style style:name="P7" style:family="paragraph" style:parent-style-name="Text_20_body">
      <style:text-properties officeooo:rsid="001098e1" officeooo:paragraph-rsid="001098e1"/>
    </style:style>
    <style:style style:name="P8" style:family="paragraph" style:parent-style-name="Text_20_body">
      <style:text-properties officeooo:rsid="00122ed4" officeooo:paragraph-rsid="00122ed4"/>
    </style:style>
    <style:style style:name="P9" style:family="paragraph" style:parent-style-name="Heading_20_1">
      <style:text-properties officeooo:paragraph-rsid="00059970"/>
    </style:style>
    <style:style style:name="P10" style:family="paragraph" style:parent-style-name="Heading_20_1">
      <style:text-properties officeooo:paragraph-rsid="00078eb4"/>
    </style:style>
    <style:style style:name="P11" style:family="paragraph" style:parent-style-name="Heading_20_1">
      <style:text-properties officeooo:paragraph-rsid="000e02d1"/>
    </style:style>
    <style:style style:name="P12" style:family="paragraph" style:parent-style-name="Heading_20_1">
      <style:text-properties officeooo:paragraph-rsid="001098e1"/>
    </style:style>
    <style:style style:name="P13" style:family="paragraph" style:parent-style-name="Heading_20_1">
      <style:text-properties officeooo:paragraph-rsid="00122ed4"/>
    </style:style>
    <style:style style:name="T1" style:family="text">
      <style:text-properties officeooo:rsid="00057cb5"/>
    </style:style>
    <style:style style:name="T2" style:family="text">
      <style:text-properties officeooo:rsid="00058d1b"/>
    </style:style>
    <style:style style:name="T3" style:family="text">
      <style:text-properties officeooo:rsid="00059970"/>
    </style:style>
    <style:style style:name="T4" style:family="text">
      <style:text-properties officeooo:rsid="0005a41b"/>
    </style:style>
    <style:style style:name="T5" style:family="text">
      <style:text-properties officeooo:rsid="00074651"/>
    </style:style>
    <style:style style:name="T6" style:family="text">
      <style:text-properties officeooo:rsid="00078eb4"/>
    </style:style>
    <style:style style:name="T7" style:family="text">
      <style:text-properties officeooo:rsid="000a34bd"/>
    </style:style>
    <style:style style:name="T8" style:family="text">
      <style:text-properties officeooo:rsid="000b9741"/>
    </style:style>
    <style:style style:name="T9" style:family="text">
      <style:text-properties officeooo:rsid="000c7442"/>
    </style:style>
    <style:style style:name="T10" style:family="text">
      <style:text-properties officeooo:rsid="000e02d1"/>
    </style:style>
    <style:style style:name="T11" style:family="text">
      <style:text-properties officeooo:rsid="001098e1"/>
    </style:style>
    <style:style style:name="T12" style:family="text">
      <style:text-properties officeooo:rsid="00110fe0"/>
    </style:style>
    <style:style style:name="T13" style:family="text">
      <style:text-properties officeooo:rsid="00122ed4"/>
    </style:style>
    <style:style style:name="T14" style:family="text">
      <style:text-properties officeooo:rsid="00131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</text:p>
      <text:p text:style-name="P1">Warning: This document is written in french, because it targets a french audience.</text:p>
      <text:h text:style-name="Heading_20_1" text:outline-level="1">13/02/2024 - 19:<text:span text:style-name="T1">1</text:span><text:span text:style-name="T2">2</text:span></text:h>
      <text:p text:style-name="P1">Création du journal de bord, où toutes les actions par Commit (quand j’y pense) seront notées.</text:p>
      <text:p text:style-name="P3">Envie de renouveler le système de transformation, création du module Rover pour tester le nouveau système. Après une journée de réflexion, algorithme pas entièrement fonctionnel mais suffisant.</text:p>
      <text:h text:style-name="P9" text:outline-level="1">1<text:span text:style-name="T3">4</text:span>/02/2024 – 1<text:span text:style-name="T3">7:</text:span><text:span text:style-name="T5">36</text:span></text:h>
      <text:p text:style-name="P4">Pour améliorer le Rover, ajout des collections n’appartenant pas à un niveau. Ajout également d’un système de FPS <text:span text:style-name="T4">pour mieux comprendre les performances du moteur</text:span>.</text:p>
      <text:h text:style-name="P10" text:outline-level="1">1<text:span text:style-name="T6">5</text:span>/02/2024 – <text:span text:style-name="T6">00</text:span>:<text:span text:style-name="T6">0</text:span><text:span text:style-name="T9">4</text:span></text:h>
      <text:p text:style-name="P5">Ajout du module Player pour permettre un meilleur contrôle de la caméra. Pour améliorer le Rover, ajout de la rotation des roues. Découverte d’un bug de rotation, encore à régler <text:span text:style-name="T8">(les offset semblent bon mais la rotation pure non)</text:span>. <text:span text:style-name="T7">Ajout des IDs de Transform_Object pour faciliter le Debug.</text:span></text:p>
      <text:h text:style-name="P11" text:outline-level="1">1<text:span text:style-name="T6">5</text:span>/02/2024 – <text:span text:style-name="T10">18</text:span>:15</text:h>
      <text:p text:style-name="P6">Grosse transformation de la transformation. Tout n’est pas parfait, mais ça va beaucoup mieux qu’avant.</text:p>
      <text:h text:style-name="P12" text:outline-level="1">1<text:span text:style-name="T6">5</text:span>/02/2024 – <text:span text:style-name="T11">23:18</text:span></text:h>
      <text:p text:style-name="P7">Amélioration des transformations, permettant une amélioration de la caméra du rover. <text:span text:style-name="T12">Optimisation de performance physique aussi.</text:span></text:p>
      <text:h text:style-name="P13" text:outline-level="1">1<text:span text:style-name="T13">7</text:span>/02/2024 – <text:span text:style-name="T13">14:5</text:span><text:span text:style-name="T14">6</text:span></text:h>
      <text:p text:style-name="P8">Légère modification des transformations, branche de matix 6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9:05:16.355000000</meta:creation-date>
    <dc:date>2024-02-17T14:55:56.148000000</dc:date>
    <meta:editing-duration>PT15M</meta:editing-duration>
    <meta:editing-cycles>2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5" meta:word-count="184" meta:character-count="1236" meta:non-whitespace-character-count="1062"/>
  </office:meta>
</office:document-meta>
</file>